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chaf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bathing in the light of that flame do the
trick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deserving of the
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for one don't have any brighter ideas. I
suppose there'd be no harm in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You're talking about
Mirara-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 got made sensitive all over, and now she's
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meant to be a real
grind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 think
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
All right, let's do this 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 objective
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 heat
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